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752cm"/>
    </style:style>
    <style:style style:name="co3" style:family="table-column">
      <style:table-column-properties fo:break-before="auto" style:column-width="5.858cm"/>
    </style:style>
    <style:style style:name="co4" style:family="table-column">
      <style:table-column-properties fo:break-before="auto" style:column-width="9.16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5.823cm"/>
    </style:style>
    <style:style style:name="co8" style:family="table-column">
      <style:table-column-properties fo:break-before="auto" style:column-width="4.62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6.477cm"/>
    </style:style>
    <style:style style:name="co11" style:family="table-column">
      <style:table-column-properties fo:break-before="auto" style:column-width="6.937cm"/>
    </style:style>
    <style:style style:name="co12" style:family="table-column">
      <style:table-column-properties fo:break-before="auto" style:column-width="3.205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6.108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4" style:family="table-cell" style:parent-style-name="Default">
      <style:table-cell-properties fo:wrap-option="no-wrap"/>
      <style:text-properties fo:color="#000000"/>
    </style:style>
    <style:style style:name="ce5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13" style:family="table-cell" style:parent-style-name="Default">
      <style:table-cell-properties fo:background-color="#b7b3ca"/>
      <style:text-properties fo:color="#c9211e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ext-properties fo:color="#127622"/>
    </style:style>
    <style:style style:name="ce16" style:family="table-cell" style:parent-style-name="Default">
      <style:table-cell-properties fo:background-color="transparent"/>
      <style:text-properties fo:color="#127622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b7b3ca"/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13" office:value-type="string" calcext:value-type="string">
            <text:p>codigo: 40102000</text:p>
            <text:p>nome: PORTO DA BARRA</text:p>
            <text:p>operadoraS: ANA</text:p>
            <text:p>areaDrenag: 14300.0</text:p>
            <text:p>tipoEstaca: FLU</text:p>
            <text:p>telemetric: False</text:p>
            <text:p>nmMunicipi: MARTINHO CAMPOS</text:p>
            <text:p>nmEstado: MINAS GERAIS</text:p>
            <text:p>ini_monito: 1940.0</text:p>
            <text:p>fim_monito: 1965.0</text:p>
            <text:p>n_anos: 26.0</text:p>
            <text:p>disp: 95.61</text:p>
            <text:p>lat: -19.2333333333333</text:p>
            <text:p>lon: -45.1666666666667</text:p>
            <text:p/>
          </table:table-cell>
          <table:table-cell table:style-name="ce6" office:value-type="string" calcext:value-type="string">
            <text:p>codigo: 1945021</text:p>
            <text:p>nome: PORTO DAS ANDORINHAS</text:p>
            <text:p>operadoraS: CODEVASF</text:p>
            <text:p>areaDrenag: NULL</text:p>
            <text:p>tipoEstaca: PLU-FLU</text:p>
            <text:p>telemetric: False</text:p>
            <text:p>nmMunicipi: ABAETÉ</text:p>
            <text:p>nmEstado: MINAS GERAIS</text:p>
            <text:p>ini_monito: 1960.0</text:p>
            <text:p>fim_monito: 1963.0</text:p>
            <text:p>n_anos: 4.0</text:p>
            <text:p>disp: 79.17</text:p>
            <text:p>lat: -19.3</text:p>
            <text:p>lon: -45.2833</text:p>
            <text:p/>
          </table:table-cell>
          <table:table-cell/>
          <table:table-cell table:style-name="ce7" office:value-type="string" calcext:value-type="string">
            <text:p>codigo: 40100001</text:p>
            <text:p>nome: UHE TRÊS MARIAS PORTO DAS ANDORINHAS</text:p>
            <text:p>operadoraS: TRÊS MARIAS</text:p>
            <text:p>areaDrenag: 13838.2</text:p>
            <text:p>tipoEstaca: FLU</text:p>
            <text:p>telemetric: True</text:p>
            <text:p>nmMunicipi: ABAETÉ</text:p>
            <text:p>nmEstado: MINAS GERAIS</text:p>
            <text:p>ini_monito: 2012.0</text:p>
            <text:p>fim_monito: 2012.0</text:p>
            <text:p>n_anos: 1.0</text:p>
            <text:p>disp: 41.39</text:p>
            <text:p>lat: -19.2814</text:p>
            <text:p>lon: -45.2953</text:p>
            <text:p/>
          </table:table-cell>
          <table:table-cell table:style-name="ce7" office:value-type="string" calcext:value-type="string">
            <text:p>codigo: 1945043</text:p>
            <text:p>nome: QUARTEL GERAL</text:p>
            <text:p>operadoraS: CEMIG</text:p>
            <text:p>areaDrenag: NULL</text:p>
            <text:p>tipoEstaca: PLU-FLU</text:p>
            <text:p>telemetric: True</text:p>
            <text:p>nmMunicipi: QUARTEL GERAL</text:p>
            <text:p>nmEstado: MINAS GERAIS</text:p>
            <text:p>ini_monito: 2013.0</text:p>
            <text:p>fim_monito: 2014.0</text:p>
            <text:p>n_anos: 0.0</text:p>
            <text:p>disp: 12.5</text:p>
            <text:p>lat: -19.2881</text:p>
            <text:p>lon: -45.5708</text:p>
            <text:p/>
          </table:table-cell>
        </table:table-row>
        <table:table-row table:style-name="ro4">
          <table:table-cell table:number-columns-repeated="5"/>
          <table:table-cell table:style-name="ce7" office:value-type="string" calcext:value-type="string">
            <text:p>codigo: 1945038</text:p>
            <text:p>nome: PORTO DAS ANDORINHAS</text:p>
            <text:p>operadoraS: CPRM</text:p>
            <text:p>areaDrenag: NULL</text:p>
            <text:p>tipoEstaca: PLU-FLU</text:p>
            <text:p>telemetric: True</text:p>
            <text:p>nmMunicipi: ABAETÉ</text:p>
            <text:p>nmEstado: MINAS GERAIS</text:p>
            <text:p>ini_monito: 1983.0</text:p>
            <text:p>fim_monito: 2018.0</text:p>
            <text:p>n_anos: 36.0</text:p>
            <text:p>disp: 98.27</text:p>
            <text:p>lat: -19.2786</text:p>
            <text:p>lon: -45.2858</text:p>
            <text:p/>
          </table:table-cell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4"/>
          <table:table-cell table:style-name="ce7" office:value-type="string" calcext:value-type="string">
            <text:p>codigo: 40100000</text:p>
            <text:p>nome: PORTO DAS ANDORINHAS</text:p>
            <text:p>operadoraS: CPRM</text:p>
            <text:p>areaDrenag: 14000.0</text:p>
            <text:p>tipoEstaca: FLU</text:p>
            <text:p>telemetric: True</text:p>
            <text:p>nmMunicipi: ABAETÉ</text:p>
            <text:p>nmEstado: MINAS GERAIS</text:p>
            <text:p>ini_monito: 2018.0</text:p>
            <text:p>fim_monito: 2020.0</text:p>
            <text:p>n_anos: 3.0</text:p>
            <text:p>disp: 66.08</text:p>
            <text:p>lat: -19.2814</text:p>
            <text:p>lon: -45.275099999999995</text:p>
            <text:p/>
          </table:table-cell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médio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17"/>
        <table:table-column table:style-name="co9" table:default-cell-style-name="ce7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odigo: 1645001</text:p>
            <text:p>nome: SÃO ROMÃO</text:p>
            <text:p>operadoraS: SUDENE</text:p>
            <text:p>areaDrenag: NULL</text:p>
            <text:p>tipoEstaca: PLU-FLU</text:p>
            <text:p>telemetric: False</text:p>
            <text:p>nmMunicipi: SÃO ROMÃO</text:p>
            <text:p>nmEstado: MINAS GERAIS</text:p>
            <text:p>ini_monito: 1953.0</text:p>
            <text:p>fim_monito: 1999.0</text:p>
            <text:p>n_anos: 40.0</text:p>
            <text:p>disp: 88.72</text:p>
            <text:p>lat: -16.3667</text:p>
            <text:p>lon: -45.06649999999999</text:p>
            <text:p/>
          </table:table-cell>
          <table:table-cell table:style-name="ce16" office:value-type="string" calcext:value-type="string">
            <text:p>codigo: 43200000</text:p>
            <text:p>nome: SÃO ROMÃO</text:p>
            <text:p>operadoraS: CPRM</text:p>
            <text:p>areaDrenag: 154000.0</text:p>
            <text:p>tipoEstaca: PLU</text:p>
            <text:p>telemetric: True</text:p>
            <text:p>nmMunicipi: SÃO ROMÃO</text:p>
            <text:p>nmEstado: MINAS GERAIS</text:p>
            <text:p>ini_monito: 2009.0</text:p>
            <text:p>fim_monito: 2019.0</text:p>
            <text:p>n_anos: 2.0</text:p>
            <text:p>disp: 30.576875</text:p>
            <text:p>lat: -16.3725</text:p>
            <text:p>lon: -45.07</text:p>
            <text:p/>
          </table:table-cell>
          <table:table-cell table:style-name="ce13" office:value-type="string" calcext:value-type="string">
            <text:p>codigo: 1645016</text:p>
            <text:p>nome: SÃO ROMÃO</text:p>
            <text:p>operadoraS: INMET</text:p>
            <text:p>areaDrenag: NULL</text:p>
            <text:p>tipoEstaca: FLU</text:p>
            <text:p>telemetric: True</text:p>
            <text:p>nmMunicipi: SÃO ROMÃO</text:p>
            <text:p>nmEstado: MINAS GERAIS</text:p>
            <text:p>ini_monito: 1976.0</text:p>
            <text:p>fim_monito: 1977.0</text:p>
            <text:p>n_anos: 0.0</text:p>
            <text:p>disp: 41.26</text:p>
            <text:p>lat: -16.3667</text:p>
            <text:p>lon: -45.0667</text:p>
            <text:p/>
          </table:table-cell>
          <table:table-cell table:style-name="ce6" office:value-type="string" calcext:value-type="string">
            <text:p>codigo: 1645000</text:p>
            <text:p>nome: SÃO ROMÃO</text:p>
            <text:p>operadoraS: CPRM</text:p>
            <text:p>areaDrenag: NULL</text:p>
            <text:p>tipoEstaca: PLU-FLU</text:p>
            <text:p>telemetric: True</text:p>
            <text:p>nmMunicipi: SÃO ROMÃO</text:p>
            <text:p>nmEstado: MINAS GERAIS</text:p>
            <text:p>ini_monito: 1953.0</text:p>
            <text:p>fim_monito: 2019.0</text:p>
            <text:p>n_anos: 67.0</text:p>
            <text:p>disp: 98.16</text:p>
            <text:p>lat: -16.3717</text:p>
            <text:p>lon: -45.0828</text:p>
            <text:p/>
          </table:table-cell>
        </table:table-row>
        <table:table-row table:style-name="ro4">
          <table:table-cell table:number-columns-repeated="2"/>
          <table:table-cell office:value-type="string" calcext:value-type="string">
            <text:p>codigo: 1644004</text:p>
            <text:p>nome: CAMPO AZUL</text:p>
            <text:p>operadoraS: SUDENE</text:p>
            <text:p>areaDrenag: NULL</text:p>
            <text:p>tipoEstaca: PLU-FLU</text:p>
            <text:p>telemetric: False</text:p>
            <text:p>nmMunicipi: BRASÍLIA DE MINAS</text:p>
            <text:p>nmEstado: MINAS GERAIS</text:p>
            <text:p>ini_monito: 1965.0</text:p>
            <text:p>fim_monito: 1991.0</text:p>
            <text:p>n_anos: 26.0</text:p>
            <text:p>disp: 93.45</text:p>
            <text:p>lat: -16.4833</text:p>
            <text:p>lon: -44.8</text:p>
            <text:p/>
          </table:table-cell>
          <table:table-cell/>
          <table:table-cell office:value-type="string" calcext:value-type="string">
            <text:p>codigo: 42980500</text:p>
            <text:p>nome: BARRA DO RIO</text:p>
            <text:p>operadoraS: IGAM-MG</text:p>
            <text:p>areaDrenag: NULL</text:p>
            <text:p>tipoEstaca: FLU</text:p>
            <text:p>telemetric: True</text:p>
            <text:p>nmMunicipi: SANTA FÉ DE MINAS</text:p>
            <text:p>nmEstado: MINAS GERAIS</text:p>
            <text:p>ini_monito: 2019.0</text:p>
            <text:p>fim_monito: 2020.0</text:p>
            <text:p>n_anos: 2.0</text:p>
            <text:p>disp: 61.682500000000005</text:p>
            <text:p>lat: -16.5872</text:p>
            <text:p>lon: -45.13319999999999</text:p>
            <text:p/>
          </table:table-cell>
          <table:table-cell table:style-name="ce7" office:value-type="string" calcext:value-type="string">
            <text:p>codigo: 1645009</text:p>
            <text:p>nome: CACHOEIRA DA MANTEIGA</text:p>
            <text:p>operadoraS: CPRM</text:p>
            <text:p>areaDrenag: NULL</text:p>
            <text:p>tipoEstaca: PLU-FLU</text:p>
            <text:p>telemetric: True</text:p>
            <text:p>nmMunicipi: BURITIZEIRO</text:p>
            <text:p>nmEstado: MINAS GERAIS</text:p>
            <text:p>ini_monito: 1962.0</text:p>
            <text:p>fim_monito: 2019.0</text:p>
            <text:p>n_anos: 47.0</text:p>
            <text:p>disp: 83.92</text:p>
            <text:p>lat: -16.6569</text:p>
            <text:p>lon: -45.0808</text:p>
            <text:p/>
          </table:table-cell>
        </table:table-row>
        <table:table-row table:style-name="ro4">
          <table:table-cell table:number-columns-repeated="2"/>
          <table:table-cell office:value-type="string" calcext:value-type="string">
            <text:p>codigo: 1644023</text:p>
            <text:p>nome: SÃO JOAQUIM</text:p>
            <text:p>operadoraS: SUDENE</text:p>
            <text:p>areaDrenag: NULL</text:p>
            <text:p>tipoEstaca: PLU-FLU</text:p>
            <text:p>telemetric: False</text:p>
            <text:p>nmMunicipi: CORAÇÃO DE JESUS</text:p>
            <text:p>nmEstado: MINAS GERAIS</text:p>
            <text:p>ini_monito: 1965.0</text:p>
            <text:p>fim_monito: 1994.0</text:p>
            <text:p>n_anos: 29.0</text:p>
            <text:p>disp: 92.47</text:p>
            <text:p>lat: -16.6167</text:p>
            <text:p>lon: -44.7</text:p>
            <text:p/>
          </table:table-cell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7" office:value-type="string" calcext:value-type="string">
            <text:p>codigo: 1645013</text:p>
            <text:p>nome: FAZENDA ÁGUA BRANCA</text:p>
            <text:p>operadoraS: CPRM</text:p>
            <text:p>areaDrenag: NULL</text:p>
            <text:p>tipoEstaca: PLU-FLU</text:p>
            <text:p>telemetric: False</text:p>
            <text:p>nmMunicipi: BURITIZEIRO</text:p>
            <text:p>nmEstado: MINAS GERAIS</text:p>
            <text:p>ini_monito: 1975.0</text:p>
            <text:p>fim_monito: 2019.0</text:p>
            <text:p>n_anos: 45.0</text:p>
            <text:p>disp: 96.93</text:p>
            <text:p>lat: -16.8072</text:p>
            <text:p>lon: -45.0303</text:p>
            <text:p/>
          </table:table-cell>
          <table:table-cell/>
          <table:table-cell office:value-type="string" calcext:value-type="string">
            <text:p>codigo: 42210000</text:p>
            <text:p>nome: CACHOEIRA DA MANTEIGA</text:p>
            <text:p>operadoraS: CPRM</text:p>
            <text:p>areaDrenag: 107000.0</text:p>
            <text:p>tipoEstaca: FLU</text:p>
            <text:p>telemetric: True</text:p>
            <text:p>nmMunicipi: BURITIZEIRO</text:p>
            <text:p>nmEstado: MINAS GERAIS</text:p>
            <text:p>ini_monito: 1959.0</text:p>
            <text:p>fim_monito: 2019.0</text:p>
            <text:p>n_anos: 61.0</text:p>
            <text:p>disp: 99.2</text:p>
            <text:p>lat: -16.6572</text:p>
            <text:p>lon: -45.0808</text:p>
            <text:p/>
          </table:table-cell>
          <table:table-cell/>
        </table:table-row>
        <table:table-row table:style-name="ro4">
          <table:table-cell table:number-columns-repeated="2"/>
          <table:table-cell table:style-name="Default" table:number-columns-repeated="3"/>
          <table:table-cell/>
        </table:table-row>
        <table:table-row table:style-name="ro4">
          <table:table-cell table:number-columns-repeated="2"/>
          <table:table-cell table:style-name="Default" table:number-columns-repeated="2"/>
          <table:table-cell office:value-type="string" calcext:value-type="string">
            <text:p>codigo: 1645009</text:p>
            <text:p>nome: CACHOEIRA DA MANTEIGA</text:p>
            <text:p>operadoraS: CPRM</text:p>
            <text:p>areaDrenag: NULL</text:p>
            <text:p>tipoEstaca: PLU-FLU</text:p>
            <text:p>telemetric: True</text:p>
            <text:p>nmMunicipi: BURITIZEIRO</text:p>
            <text:p>nmEstado: MINAS GERAIS</text:p>
            <text:p>ini_monito: 1962.0</text:p>
            <text:p>fim_monito: 2019.0</text:p>
            <text:p>n_anos: 47.0</text:p>
            <text:p>disp: 83.92</text:p>
            <text:p>lat: -16.6569</text:p>
            <text:p>lon: -45.0808</text:p>
            <text:p/>
          </table:table-cell>
          <table:table-cell/>
        </table:table-row>
      </table:table>
      <table:table table:name="baix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6"/>
        <table:table-column table:style-name="co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Bacia do Rio São Francisco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5"/>
          <table:table-cell table:style-name="ce2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5"/>
        </table:table-row>
        <table:table-row table:style-name="ro3"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  <table:table-cell table:style-name="ce3" office:value-type="string" calcext:value-type="string">
            <text:p>PLUVIO</text:p>
          </table:table-cell>
          <table:table-cell table:style-name="ce3" office:value-type="string" calcext:value-type="string">
            <text:p>FLUVIO</text:p>
          </table:table-cell>
          <table:table-cell table:style-name="ce3" office:value-type="string" calcext:value-type="string">
            <text:p>PLUVIO/FLUVIO</text:p>
          </table:table-cell>
        </table:table-row>
        <table:table-row table:style-name="ro4">
          <table:table-cell/>
          <table:table-cell table:style-name="ce7" office:value-type="string" calcext:value-type="string">
            <text:p>codigo: 44500000</text:p>
            <text:p>nome: MANGA</text:p>
            <text:p>operadoraS: CPRM</text:p>
            <text:p>areaDrenag: 202000.0</text:p>
            <text:p>tipoEstaca: FLU</text:p>
            <text:p>telemetric: False</text:p>
            <text:p>nmMunicipi: MANGA</text:p>
            <text:p>nmEstado: MINAS GERAIS</text:p>
            <text:p>ini_monito: 1933.0</text:p>
            <text:p>fim_monito: 2019.0</text:p>
            <text:p>n_anos: 87.0</text:p>
            <text:p>disp: 97.81</text:p>
            <text:p>lat: -14.7572</text:p>
            <text:p>lon: -43.9322</text:p>
            <text:p/>
          </table:table-cell>
          <table:table-cell table:style-name="ce18" office:value-type="string" calcext:value-type="string">
            <text:p>codigo: 1443001</text:p>
            <text:p>nome: MANGA</text:p>
            <text:p>operadoraS: CPRM</text:p>
            <text:p>areaDrenag: NULL</text:p>
            <text:p>tipoEstaca: PLU-FLU</text:p>
            <text:p>telemetric: False</text:p>
            <text:p>nmMunicipi: MANGA</text:p>
            <text:p>nmEstado: MINAS GERAIS</text:p>
            <text:p>ini_monito: 1939.0</text:p>
            <text:p>fim_monito: 2019.0</text:p>
            <text:p>n_anos: 81.0</text:p>
            <text:p>disp: 98.68</text:p>
            <text:p>lat: -14.7567</text:p>
            <text:p>lon: -43.9322</text:p>
            <text:p/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codigo: 44400000</text:p>
            <text:p>nome: FAZENDA CANADÁ</text:p>
            <text:p>operadoraS: ANA</text:p>
            <text:p>areaDrenag: 200000.0</text:p>
            <text:p>tipoEstaca: FLU</text:p>
            <text:p>telemetric: False</text:p>
            <text:p>nmMunicipi: ITACARAMBI</text:p>
            <text:p>nmEstado: MINAS GERAIS</text:p>
            <text:p>ini_monito: 1975.0</text:p>
            <text:p>fim_monito: 1980.0</text:p>
            <text:p>n_anos: 5.0</text:p>
            <text:p>disp: 78.4</text:p>
            <text:p>lat: -15.0166666666667</text:p>
            <text:p>lon: -44.016466666666695</text:p>
            <text:p/>
          </table:table-cell>
          <table:table-cell office:value-type="string" calcext:value-type="string">
            <text:p>codigo: 1443007</text:p>
            <text:p>nome: MANGA</text:p>
            <text:p>operadoraS: SUDENE</text:p>
            <text:p>areaDrenag: NULL</text:p>
            <text:p>tipoEstaca: PLU-FLU</text:p>
            <text:p>telemetric: False</text:p>
            <text:p>nmMunicipi: MANGA</text:p>
            <text:p>nmEstado: MINAS GERAIS</text:p>
            <text:p>ini_monito: 1965.0</text:p>
            <text:p>fim_monito: 1997.0</text:p>
            <text:p>n_anos: 29.0</text:p>
            <text:p>disp: 83.8</text:p>
            <text:p>lat: -14.7667</text:p>
            <text:p>lon: -43.9333</text:p>
            <text:p/>
          </table:table-cell>
          <table:table-cell table:number-columns-repeated="3"/>
        </table:table-row>
        <table:table-row table:style-name="ro4">
          <table:table-cell/>
          <table:table-cell table:style-name="ce6" office:value-type="string" calcext:value-type="string">
            <text:p>codigo: 1544029</text:p>
            <text:p>nome: MOCAMBINHO (RURALMINAS)</text:p>
            <text:p>operadoraS: INMET</text:p>
            <text:p>areaDrenag: NULL</text:p>
            <text:p>tipoEstaca: FLU</text:p>
            <text:p>telemetric: False</text:p>
            <text:p>nmMunicipi: ITACARAMBI</text:p>
            <text:p>nmEstado: MINAS GERAIS</text:p>
            <text:p>ini_monito: 1976.0</text:p>
            <text:p>fim_monito: 1997.0</text:p>
            <text:p>n_anos: 14.0</text:p>
            <text:p>disp: 61.78</text:p>
            <text:p>lat: -15.05</text:p>
            <text:p>lon: -44.0167</text:p>
            <text:p/>
          </table:table-cell>
          <table:table-cell office:value-type="string" calcext:value-type="string">
            <text:p>codigo: 1443008</text:p>
            <text:p>nome: MATIAS CARDOSO</text:p>
            <text:p>operadoraS: SUDENE</text:p>
            <text:p>areaDrenag: NULL</text:p>
            <text:p>tipoEstaca: PLU-FLU</text:p>
            <text:p>telemetric: False</text:p>
            <text:p>nmMunicipi: MANGA</text:p>
            <text:p>nmEstado: MINAS GERAIS</text:p>
            <text:p>ini_monito: 1965.0</text:p>
            <text:p>fim_monito: 2000.0</text:p>
            <text:p>n_anos: 32.0</text:p>
            <text:p>disp: 86.71</text:p>
            <text:p>lat: -14.8667</text:p>
            <text:p>lon: -43.9167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digo: 1443009</text:p>
            <text:p>nome: LAJEDINHO</text:p>
            <text:p>operadoraS: SUDENE</text:p>
            <text:p>areaDrenag: NULL</text:p>
            <text:p>tipoEstaca: PLU-FLU</text:p>
            <text:p>telemetric: False</text:p>
            <text:p>nmMunicipi: MANGA</text:p>
            <text:p>nmEstado: MINAS GERAIS</text:p>
            <text:p>ini_monito: 1965.0</text:p>
            <text:p>fim_monito: 2000.0</text:p>
            <text:p>n_anos: 33.0</text:p>
            <text:p>disp: 87.5</text:p>
            <text:p>lat: -14.9333</text:p>
            <text:p>lon: -43.7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digo: 1544021</text:p>
            <text:p>nome: CACHOEIRA GRANDE - JUSANTE</text:p>
            <text:p>operadoraS: ANA</text:p>
            <text:p>areaDrenag: NULL</text:p>
            <text:p>tipoEstaca: PLU-FLU</text:p>
            <text:p>telemetric: False</text:p>
            <text:p>nmMunicipi: JANUÁRIA</text:p>
            <text:p>nmEstado: MINAS GERAIS</text:p>
            <text:p>ini_monito: 1947.0</text:p>
            <text:p>fim_monito: 1962.0</text:p>
            <text:p>n_anos: 16.0</text:p>
            <text:p>disp: 96.57</text:p>
            <text:p>lat: -15.0</text:p>
            <text:p>lon: -43.99979999999999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7" office:value-type="string" calcext:value-type="string">
            <text:p>codigo: 1544018</text:p>
            <text:p>nome: FAZENDA CANADÁ</text:p>
            <text:p>operadoraS: CPRM</text:p>
            <text:p>areaDrenag: NULL</text:p>
            <text:p>tipoEstaca: PLU-FLU</text:p>
            <text:p>telemetric: False</text:p>
            <text:p>nmMunicipi: ITACARAMBI</text:p>
            <text:p>nmEstado: MINAS GERAIS</text:p>
            <text:p>ini_monito: 1975.0</text:p>
            <text:p>fim_monito: 2019.0</text:p>
            <text:p>n_anos: 41.0</text:p>
            <text:p>disp: 91.88</text:p>
            <text:p>lat: -15.0225</text:p>
            <text:p>lon: -44.0536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digo: 1544005</text:p>
            <text:p>nome: ITACARAMBI</text:p>
            <text:p>operadoraS: SUDENE</text:p>
            <text:p>areaDrenag: NULL</text:p>
            <text:p>tipoEstaca: PLU-FLU</text:p>
            <text:p>telemetric: False</text:p>
            <text:p>nmMunicipi: ITACARAMBI</text:p>
            <text:p>nmEstado: MINAS GERAIS</text:p>
            <text:p>ini_monito: 1962.0</text:p>
            <text:p>fim_monito: 1991.0</text:p>
            <text:p>n_anos: 28.0</text:p>
            <text:p>disp: 77.85</text:p>
            <text:p>lat: -15.0833</text:p>
            <text:p>lon: -44.1</text:p>
            <text:p/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digo: 1544024</text:p>
            <text:p>nome: ITACARAMBI</text:p>
            <text:p>operadoraS: CODEVASF</text:p>
            <text:p>areaDrenag: NULL</text:p>
            <text:p>tipoEstaca: PLU-FLU</text:p>
            <text:p>telemetric: False</text:p>
            <text:p>nmMunicipi: ITACARAMBI</text:p>
            <text:p>nmEstado: MINAS GERAIS</text:p>
            <text:p>ini_monito: 1965.0</text:p>
            <text:p>fim_monito: 1990.0</text:p>
            <text:p>n_anos: 24.0</text:p>
            <text:p>disp: 92.59</text:p>
            <text:p>lat: -15.0833</text:p>
            <text:p>lon: -44.099799999999995</text:p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21:42:11.6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28T17:58:50.632000000</meta:creation-date>
    <dc:date>2023-11-28T23:05:07.511000000</dc:date>
    <dc:creator>Welson Avelar</dc:creator>
    <meta:editing-duration>PT2H17M33S</meta:editing-duration>
    <meta:editing-cycles>41</meta:editing-cycles>
    <meta:generator>LibreOffice/7.6.2.1$Windows_X86_64 LibreOffice_project/56f7684011345957bbf33a7ee678afaf4d2ba333</meta:generator>
    <meta:document-statistic meta:table-count="3" meta:cell-count="55" meta:object-count="0"/>
  </office:meta>
</office:document-meta>
</file>